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570000004A29AB5A5DC286293B.png" manifest:media-type="image/png"/>
  <manifest:file-entry manifest:full-path="Pictures/100002010000005600000050D8EF9886CB0A9DBF.png" manifest:media-type="image/png"/>
  <manifest:file-entry manifest:full-path="Pictures/100002010000005C0000004D35387113DAEC8AFD.png" manifest:media-type="image/png"/>
  <manifest:file-entry manifest:full-path="Pictures/100002010000005A0000004F2B913769A3098F24.png" manifest:media-type="image/png"/>
  <manifest:file-entry manifest:full-path="Pictures/1000020100000058000000526CA269CF4EECA486.png" manifest:media-type="image/png"/>
  <manifest:file-entry manifest:full-path="Pictures/10000201000000550000004FE18156582A8E340B.png" manifest:media-type="image/png"/>
  <manifest:file-entry manifest:full-path="Pictures/100002010000005A0000004AD7D5D79A5F308902.png" manifest:media-type="image/png"/>
  <manifest:file-entry manifest:full-path="Pictures/100002010000004D0000004E2630245BBC890923.png" manifest:media-type="image/png"/>
  <manifest:file-entry manifest:full-path="Pictures/10000201000000580000004DC9B3BB586A9F6F2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Abyssinica SIL1" svg:font-family="'Abyssinica SIL'" style:font-adornments="Bold" style:font-pitch="variable"/>
    <style:font-face style:name="Abyssinica SIL2" svg:font-family="'Abyssinica SIL'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76cm" svg:stroke-color="#333333" draw:marker-start-width="0.418cm" draw:marker-end-width="0.418cm" draw:fill-color="#cccccc" draw:textarea-horizontal-align="justify" draw:textarea-vertical-align="middle" draw:auto-grow-height="false" fo:min-height="1.741cm" fo:min-width="8.19cm" fo:padding-top="0.162cm" fo:padding-bottom="0.162cm" fo:padding-left="0.287cm" fo:padding-right="0.287cm"/>
    </style:style>
    <style:style style:name="gr2" style:family="graphic" style:parent-style-name="standard">
      <style:graphic-properties draw:stroke="dash" draw:stroke-dash="Fine_20_Dashed" svg:stroke-width="0.076cm" svg:stroke-color="#333333" draw:marker-start-width="0.419cm" draw:marker-end-width="0.419cm" draw:fill-color="#eeeeee" draw:textarea-horizontal-align="justify" draw:textarea-vertical-align="middle" draw:auto-grow-height="false" fo:min-height="0.807cm" fo:min-width="0cm" fo:padding-top="0.163cm" fo:padding-bottom="0.163cm" fo:padding-left="0.288cm" fo:padding-right="0.288cm" draw:shadow-offset-x="0.203cm" draw:shadow-offset-y="0.203cm"/>
    </style:style>
    <style:style style:name="gr3" style:family="graphic" style:parent-style-name="standard">
      <style:graphic-properties draw:stroke="dash" draw:stroke-dash="Fine_20_Dashed" svg:stroke-width="0.076cm" svg:stroke-color="#808080" draw:marker-start-width="0.444cm" draw:marker-end-width="0.444cm" draw:fill-color="#ff6600" draw:opacity="50%" draw:textarea-horizontal-align="justify" draw:textarea-vertical-align="middle" draw:auto-grow-height="false" fo:min-height="0.944cm" fo:min-width="7.806cm" fo:padding-top="0.163cm" fo:padding-bottom="0.163cm" fo:padding-left="0.288cm" fo:padding-right="0.288cm" draw:shadow-opacity="50%"/>
    </style:style>
    <style:style style:name="gr4" style:family="graphic" style:parent-style-name="standard">
      <style:graphic-properties draw:stroke="dash" draw:stroke-dash="Fine_20_Dashed" svg:stroke-width="0.076cm" svg:stroke-color="#666666" draw:marker-start-width="0.419cm" draw:marker-end-width="0.419cm" draw:fill-color="#eeeeee" draw:textarea-horizontal-align="justify" draw:textarea-vertical-align="middle" draw:auto-grow-height="false" fo:min-height="6.532cm" fo:min-width="10.192cm" fo:padding-top="0.163cm" fo:padding-bottom="0.163cm" fo:padding-left="0.288cm" fo:padding-right="0.288cm" draw:shadow-offset-x="0.203cm" draw:shadow-offset-y="0.203cm"/>
    </style:style>
    <style:style style:name="gr5" style:family="graphic" style:parent-style-name="standard">
      <style:graphic-properties draw:stroke="none" svg:stroke-color="#000000" draw:fill="none" draw:fill-color="#ffffff" fo:min-height="0.893cm"/>
    </style:style>
    <style:style style:name="gr6" style:family="graphic" style:parent-style-name="standard">
      <style:graphic-properties svg:stroke-width="0.102cm" svg:stroke-color="#000000" draw:marker-start-width="0.509cm" draw:marker-end-width="0.509cm" draw:fill="none" draw:fill-color="#729fcf" draw:textarea-horizontal-align="justify" draw:textarea-vertical-align="middle" draw:auto-grow-height="false" fo:min-height="1.503cm" fo:min-width="5.492cm" fo:padding-top="0.176cm" fo:padding-bottom="0.176cm" fo:padding-left="0.301cm" fo:padding-right="0.301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color="#000000" draw:fill="solid" draw:fill-color="#ff6600" draw:fill-hatch-solid="true" draw:opacity="40%" draw:textarea-horizontal-align="justify" draw:textarea-vertical-align="middle" draw:auto-grow-height="false" fo:min-height="1.544cm" fo:min-width="5.593cm" draw:shadow-offset-x="0.203cm" draw:shadow-offset-y="0.203cm" draw:shadow-opacity="40%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ff6600" draw:opacity="50%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5" style:family="paragraph">
      <loext:graphic-properties draw:fill-color="#eeeeee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6" style:family="paragraph">
      <loext:graphic-properties draw:fill="none" draw:fill-color="#ffffff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7" style:family="paragraph">
      <loext:graphic-properties draw:fill="none" draw:fill-color="#729fcf"/>
      <style:paragraph-properties fo:text-align="center"/>
      <style:text-properties style:font-name="Abyssinica SIL2" style:font-size-asian="18pt" style:font-size-complex="18pt"/>
    </style:style>
    <style:style style:name="P8" style:family="paragraph">
      <loext:graphic-properties draw:fill="none"/>
      <style:paragraph-properties fo:text-align="center"/>
      <style:text-properties style:font-name="Abyssinica SIL2" style:font-size-asian="18pt" style:font-size-complex="18pt"/>
    </style:style>
    <style:style style:name="P9" style:family="paragraph">
      <loext:graphic-properties draw:fill="none" draw:fill-color="#ffffff"/>
      <style:text-properties style:font-name="Abyssinica SIL2" fo:font-size="16pt" fo:font-weight="normal" style:font-size-asian="18pt" style:font-weight-asian="normal" style:font-size-complex="18pt" style:font-weight-complex="normal"/>
    </style:style>
    <style:style style:name="P10" style:family="paragraph">
      <loext:graphic-properties draw:fill="solid" draw:fill-color="#ff6600" draw:fill-hatch-solid="true" draw:opacity="40%"/>
      <style:paragraph-properties fo:text-align="center"/>
      <style:text-properties style:font-name="Abyssinica SIL2" style:font-size-asian="18pt" style:font-size-complex="18pt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T2" style:family="text">
      <style:text-properties style:font-name="Abyssinica SIL2" fo:font-size="16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763cm" svg:height="3.302cm" svg:x="15.097cm" svg:y="3.654cm">
          <text:p text:style-name="P1"><text:span text:style-name="T1"/></text:p>
          <text:p text:style-name="P1"><text:span text:style-name="T1">MC Tally</text:span></text:p>
          <text:p text:style-name="P1"><text:span text:style-name="T1">Dataset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layer="layout" svg:width="0.635cm" svg:height="1.294cm" svg:x="19.263cm" svg:y="7.1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xml:id="id1" draw:id="id1" draw:layer="layout" svg:width="8.382cm" svg:height="1.27cm" svg:x="15.453cm" svg:y="8.747cm">
          <text:p text:style-name="P1"><text:span text:style-name="T1">Feature Extra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0.768cm" svg:height="6.858cm" svg:x="14.108cm" svg:y="10.7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.27cm" svg:height="1.143cm" svg:x="20.542cm" svg:y="13.528cm">
          <draw:text-box>
            <text:p><text:span text:style-name="T1">...</text:span></text:p>
          </draw:text-box>
        </draw:frame>
        <draw:custom-shape draw:style-name="gr6" draw:text-style-name="P7" draw:layer="layout" svg:width="6.094cm" svg:height="1.855cm" draw:transform="rotate (-1.57219259019649) translate (16.417cm 11.1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6.439cm" svg:y1="14.143cm" svg:x2="14.559cm" svg:y2="14.143cm">
          <text:p/>
        </draw:line>
        <draw:line draw:style-name="gr7" draw:text-style-name="P8" draw:layer="layout" svg:x1="16.44cm" svg:y1="12.635cm" svg:x2="14.56cm" svg:y2="12.635cm">
          <text:p/>
        </draw:line>
        <draw:line draw:style-name="gr7" draw:text-style-name="P8" draw:layer="layout" svg:x1="16.423cm" svg:y1="15.649cm" svg:x2="14.543cm" svg:y2="15.649cm">
          <text:p/>
        </draw:line>
        <draw:frame draw:style-name="gr5" draw:text-style-name="P9" draw:layer="layout" svg:width="1.142cm" svg:height="1.143cm" draw:transform="rotate (-1.5707963267949) translate (16.053cm 14.439cm)">
          <draw:text-box>
            <text:p><text:span text:style-name="T2">...</text:span></text:p>
          </draw:text-box>
        </draw:frame>
        <draw:custom-shape draw:style-name="gr8" draw:text-style-name="P10" xml:id="id2" draw:id="id2" draw:layer="layout" svg:width="6.093cm" svg:height="1.794cm" draw:transform="rotate (-1.57219259019649) translate (16.377cm 11.1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1.041cm" svg:x="14.843cm" svg:y="11.344cm">
          <draw:image xlink:href="Pictures/1000020100000058000000526CA269CF4EECA486.png" xlink:type="simple" xlink:show="embed" xlink:actuate="onLoad">
            <text:p/>
          </draw:image>
        </draw:frame>
        <draw:frame draw:style-name="gr9" draw:text-style-name="P11" draw:layer="layout" svg:width="1.27cm" svg:height="1.092cm" svg:x="14.843cm" svg:y="12.793cm">
          <draw:image xlink:href="Pictures/100002010000005A0000004AD7D5D79A5F308902.png" xlink:type="simple" xlink:show="embed" xlink:actuate="onLoad">
            <text:p/>
          </draw:image>
        </draw:frame>
        <draw:frame draw:style-name="gr9" draw:text-style-name="P11" draw:layer="layout" svg:width="1.27cm" svg:height="1.041cm" svg:x="14.843cm" svg:y="15.916cm">
          <draw:image xlink:href="Pictures/10000201000000580000004DC9B3BB586A9F6F28.png" xlink:type="simple" xlink:show="embed" xlink:actuate="onLoad">
            <text:p/>
          </draw:image>
        </draw:frame>
        <draw:custom-shape draw:style-name="gr6" draw:text-style-name="P7" draw:layer="layout" svg:width="6.094cm" svg:height="1.855cm" draw:transform="rotate (-1.57219259019649) translate (19.538cm 11.1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9.56cm" svg:y1="14.143cm" svg:x2="17.68cm" svg:y2="14.143cm">
          <text:p/>
        </draw:line>
        <draw:line draw:style-name="gr7" draw:text-style-name="P8" draw:layer="layout" svg:x1="19.561cm" svg:y1="12.635cm" svg:x2="17.681cm" svg:y2="12.635cm">
          <text:p/>
        </draw:line>
        <draw:line draw:style-name="gr7" draw:text-style-name="P8" draw:layer="layout" svg:x1="19.544cm" svg:y1="15.649cm" svg:x2="17.664cm" svg:y2="15.649cm">
          <text:p/>
        </draw:line>
        <draw:frame draw:style-name="gr5" draw:text-style-name="P9" draw:layer="layout" svg:width="1.142cm" svg:height="1.143cm" draw:transform="rotate (-1.5707963267949) translate (19.174cm 14.439cm)">
          <draw:text-box>
            <text:p><text:span text:style-name="T2">...</text:span></text:p>
          </draw:text-box>
        </draw:frame>
        <draw:custom-shape draw:style-name="gr8" draw:text-style-name="P10" xml:id="id3" draw:id="id3" draw:layer="layout" svg:width="6.093cm" svg:height="1.794cm" draw:transform="rotate (-1.57219259019649) translate (19.54cm 11.1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1.041cm" svg:x="17.991cm" svg:y="11.369cm">
          <draw:image xlink:href="Pictures/100002010000004D0000004E2630245BBC890923.png" xlink:type="simple" xlink:show="embed" xlink:actuate="onLoad">
            <text:p/>
          </draw:image>
        </draw:frame>
        <draw:frame draw:style-name="gr9" draw:text-style-name="P11" draw:layer="layout" svg:width="1.27cm" svg:height="0.991cm" svg:x="17.991cm" svg:y="12.891cm">
          <draw:image xlink:href="Pictures/100002010000005600000050D8EF9886CB0A9DBF.png" xlink:type="simple" xlink:show="embed" xlink:actuate="onLoad">
            <text:p/>
          </draw:image>
        </draw:frame>
        <draw:frame draw:style-name="gr9" draw:text-style-name="P11" draw:layer="layout" svg:width="1.27cm" svg:height="0.991cm" svg:x="18.018cm" svg:y="15.839cm">
          <draw:image xlink:href="Pictures/10000201000000570000004A29AB5A5DC286293B.png" xlink:type="simple" xlink:show="embed" xlink:actuate="onLoad">
            <text:p/>
          </draw:image>
        </draw:frame>
        <draw:custom-shape draw:style-name="gr6" draw:text-style-name="P7" draw:layer="layout" svg:width="6.094cm" svg:height="1.855cm" draw:transform="rotate (-1.57219259019649) translate (24.37cm 11.1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24.392cm" svg:y1="14.143cm" svg:x2="22.512cm" svg:y2="14.143cm">
          <text:p/>
        </draw:line>
        <draw:line draw:style-name="gr7" draw:text-style-name="P8" draw:layer="layout" svg:x1="24.393cm" svg:y1="12.635cm" svg:x2="22.513cm" svg:y2="12.635cm">
          <text:p/>
        </draw:line>
        <draw:line draw:style-name="gr7" draw:text-style-name="P8" draw:layer="layout" svg:x1="24.376cm" svg:y1="15.649cm" svg:x2="22.496cm" svg:y2="15.649cm">
          <text:p/>
        </draw:line>
        <draw:frame draw:style-name="gr5" draw:text-style-name="P9" draw:layer="layout" svg:width="1.142cm" svg:height="1.143cm" draw:transform="rotate (-1.5707963267949) translate (24.006cm 14.439cm)">
          <draw:text-box>
            <text:p><text:span text:style-name="T2">...</text:span></text:p>
          </draw:text-box>
        </draw:frame>
        <draw:custom-shape draw:style-name="gr8" draw:text-style-name="P10" xml:id="id4" draw:id="id4" draw:layer="layout" svg:width="6.093cm" svg:height="1.794cm" draw:transform="rotate (-1.57219259019649) translate (24.366cm 11.1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0.914cm" svg:x="22.744cm" svg:y="11.369cm">
          <draw:image xlink:href="Pictures/100002010000005A0000004F2B913769A3098F24.png" xlink:type="simple" xlink:show="embed" xlink:actuate="onLoad">
            <text:p/>
          </draw:image>
        </draw:frame>
        <draw:frame draw:style-name="gr9" draw:text-style-name="P11" draw:layer="layout" svg:width="1.27cm" svg:height="0.991cm" svg:x="22.744cm" svg:y="12.893cm">
          <draw:image xlink:href="Pictures/10000201000000550000004FE18156582A8E340B.png" xlink:type="simple" xlink:show="embed" xlink:actuate="onLoad">
            <text:p/>
          </draw:image>
        </draw:frame>
        <draw:frame draw:style-name="gr9" draw:text-style-name="P11" draw:layer="layout" svg:width="1.27cm" svg:height="0.889cm" svg:x="22.744cm" svg:y="15.941cm">
          <draw:image xlink:href="Pictures/100002010000005C0000004D35387113DAEC8AFD.png" xlink:type="simple" xlink:show="embed" xlink:actuate="onLoad">
            <text:p/>
          </draw:image>
        </draw:frame>
        <draw:connector draw:style-name="gr10" draw:text-style-name="P11" draw:layer="layout" draw:type="line" svg:x1="19.644cm" svg:y1="10.017cm" svg:x2="15.48cm" svg:y2="11.158cm" draw:start-shape="id1" draw:start-glue-point="2" draw:end-shape="id2" draw:end-glue-point="3" svg:d="M19644 10017l-4164 1141" svg:viewBox="0 0 4165 1142">
          <text:p/>
        </draw:connector>
        <draw:connector draw:style-name="gr10" draw:text-style-name="P11" draw:layer="layout" draw:type="line" svg:x1="19.644cm" svg:y1="10.017cm" svg:x2="18.643cm" svg:y2="11.13cm" draw:start-shape="id1" draw:start-glue-point="2" draw:end-shape="id3" draw:end-glue-point="3" svg:d="M19644 10017l-1001 1113" svg:viewBox="0 0 1002 1114">
          <text:p/>
        </draw:connector>
        <draw:connector draw:style-name="gr10" draw:text-style-name="P11" draw:layer="layout" draw:type="line" svg:x1="19.644cm" svg:y1="10.017cm" svg:x2="23.469cm" svg:y2="11.13cm" draw:start-shape="id1" draw:start-glue-point="2" draw:end-shape="id4" draw:end-glue-point="3" svg:d="M19644 10017l3825 1113" svg:viewBox="0 0 3826 111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Abyssinica SIL1" svg:font-family="'Abyssinica SIL'" style:font-adornments="Bold" style:font-pitch="variable"/>
    <style:font-face style:name="Abyssinica SIL2" svg:font-family="'Abyssinica SIL'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71.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8T13:57:12.184495993</meta:creation-date>
    <dc:date>2016-10-12T08:57:19.182780723</dc:date>
    <meta:editing-duration>PT3H18M25S</meta:editing-duration>
    <meta:editing-cycles>23</meta:editing-cycles>
    <meta:generator>LibreOffice/5.1.4.2$Linux_X86_64 LibreOffice_project/10m0$Build-2</meta:generator>
    <meta:document-statistic meta:object-count="35"/>
  </office:meta>
</office:document-meta>
</file>